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This is the document title</text:h>
      <text:p text:style-name="Date">8th April 2015</text:p>
      <text:h text:style-name="Heading_20_1" text:outline-level="1">First Heading 1 section - No 1.</text:h>
      <text:h text:style-name="Heading_20_2" text:outline-level="2">Should be 1.1.</text:h>
      <text:p text:style-name="First_20_paragraph">Lorem ipsum dolor sit amet, consectetur adipiscing elit. Donec non odio elementum, tempor velit nec, rhoncus ante. Nam ac odio a mi facilisis rutrum. Nunc rutrum ante et est consequat, vestibulum accumsan massa commodo. Suspendisse non finibus odio. Curabitur ac nulla viverra, accumsan nibh vel, tincidunt massa. Pellentesque lorem mi, finibus ac posuere vitae, tincidunt non nisi. Cras vulputate ante sit amet lacus elementum malesuada. Mauris ac ex non ex feugiat varius quis vitae diam. Aliquam metus lectus, convallis eu pharetra vel, faucibus id elit. Cras id vulputate dui, eget pellentesque magna. In venenatis magna et mauris malesuada, ut pellentesque elit sagittis.</text:p>
      <text:h text:style-name="Heading_20_2" text:outline-level="2">Should be 1.2.</text:h>
      <text:p text:style-name="First_20_paragraph">Proin non diam a dui ornare hendrerit. Phasellus sollicitudin nec tortor at tincidunt. Vestibulum ante ipsum primis in faucibus orci luctus et ultrices posuere cubilia Curae; Donec congue velit ac magna pretium, sit amet aliquet ipsum venenatis. Donec sit amet dapibus libero. Vestibulum ultrices, diam sit amet bibendum vestibulum, dolor ex tristique purus, ac vulputate magna massa ac orci. Nullam fringilla nisl magna, a ultricies nisi tempor id. Nullam orci urna, gravida eu orci in, viverra suscipit justo. Fusce vel egestas dui, venenatis pellentesque neque. Morbi egestas erat augue, vel ultricies ligula commodo vitae.</text:p>
      <text:h text:style-name="Heading_20_1" text:outline-level="1">Should be 2.</text:h>
      <text:h text:style-name="Heading_20_2" text:outline-level="2">Should be 2.1.</text:h>
      <text:p text:style-name="First_20_paragraph">Vestibulum erat nulla, viverra quis tempus sed, placerat ut nunc. Donec id magna at orci iaculis ultrices at vitae dui. Suspendisse sapien metus, feugiat et nulla eu, bibendum imperdiet mauris. Suspendisse diam lacus, tincidunt ut laoreet in, elementum vitae nisi. Vestibulum ac lectus nunc. Pellentesque quis urna vel magna pharetra euismod vel sit amet eros. Proin sed sollicitudin nulla. Ut eu magna lacus. Proin tincidunt pretium nulla, vitae tincidunt leo venenatis non. Aliquam maximus ligula id mattis malesuada. In hac habitasse platea dictum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5cm" style:contextual-spacing="fals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5cm" style:contextual-spacing="false" style:page-number="auto"/>
      <style:text-properties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default-outline-level="10" style:class="chapter">
      <style:paragraph-properties fo:text-align="center" style:justify-single-word="false" text:number-lines="false" text:line-number="0"/>
      <style:text-properties style:font-name="Times New Roman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247cm" fo:margin-bottom="0.247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is the document title</dc:title>
  </office:meta>
</office:document-meta>
</file>